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egoe UI Symbol" style:font-name-complex="Segoe UI Symbol"/>
    </style:style>
    <style:style style:name="T3" style:parent-style-name="Fonteparág.padrão" style:family="text">
      <style:text-properties style:font-name="Segoe UI Symbol" style:font-name-complex="Segoe UI Symbol"/>
    </style:style>
    <style:style style:name="T4" style:parent-style-name="Fonteparág.padrão" style:family="text">
      <style:text-properties style:font-name="Segoe UI Symbol" style:font-name-complex="Segoe UI Symbol"/>
    </style:style>
    <style:style style:name="T5" style:parent-style-name="Fonteparág.padrão" style:family="text">
      <style:text-properties style:font-name="Segoe UI Symbol" style:font-name-complex="Segoe UI Symbol"/>
    </style:style>
    <style:style style:name="T6" style:parent-style-name="Fonteparág.padrão" style:family="text">
      <style:text-properties style:font-name="Segoe UI Symbol" style:font-name-complex="Segoe UI Symbol"/>
    </style:style>
    <style:style style:name="T7" style:parent-style-name="Fonteparág.padrão" style:family="text">
      <style:text-properties style:font-name="Segoe UI Symbol" style:font-name-complex="Segoe UI Symbol"/>
    </style:style>
    <style:style style:name="T8" style:parent-style-name="Fonteparág.padrão" style:family="text">
      <style:text-properties style:font-name="Segoe UI Symbol" style:font-name-complex="Segoe UI Symbol"/>
    </style:style>
    <style:style style:name="T9" style:parent-style-name="Fonteparág.padrão" style:family="text">
      <style:text-properties style:font-name="Segoe UI Symbol" style:font-name-complex="Segoe UI Symbol"/>
    </style:style>
  </office:automatic-styles>
  <office:body>
    <office:text text:use-soft-page-breaks="true">
      <text:p text:style-name="P1"/>
      <text:p text:style-name="Standard">1. Antes da Introdução, criar o header O Projeto. Nessa seção, vamos apresentar o nosso projeto. Como ele se insere no projeto Integra Doce. Vamos listar nossa equipe. Podemos também pensar em colocar um contato.<text:s/>O último parágrafo da atual seção Introdução vai para a nova seção O Projeto.<text:s/><text:span text:style-name="T2">✔</text:span>️</text:p>
      <text:p text:style-name="Standard"/>
      <text:p text:style-name="Standard">2. Renomear a seção Introdução para Tecnologias Utilizadas<text:s/><text:span text:style-name="T3">✔</text:span>️</text:p>
      <text:p text:style-name="Standard"/>
      <text:p text:style-name="Standard">3. Após a seção Tecnologias Utilizadas, criar uma seção A Ontologia Utilizada. Nessa seção, mover o conteúdo de Obtendo dados na integradoce (o diagrama e o código do arquivo da ontologia) para a seção criada. O objetivo dessa seção criada é apresentar a ontologia, seu diagrama, código fonte do schema e dos dados e dizer quais são os meios de acessar a ontologia (via URL, baixando o arquivo etc etc.).</text:p>
      <text:p text:style-name="Standard">Precisamos explicar cada arquivo existente: o transformed_integrado.ttl, o doce.ttl e outro se tiver… o Usuário precisa saber que eles existem, como acessá-los e porque acessar um ou outro.<text:s/><text:span text:style-name="T4">✔</text:span>️</text:p>
      <text:p text:style-name="Standard"/>
      <text:p text:style-name="Standard">4. Numere cada seção e subseção<text:s/>do notebook usando a numeração de headers do jupyter. Assim, teremos 1., 1.1, 2., 2.1, 2.1.1, etc etc.</text:p>
      <text:p text:style-name="Standard"/>
      <text:p text:style-name="Standard">5. Em seguida, crie a seção Carregando a Ontologia. Nessa parte entrará o código 1 de vocês.<text:s/><text:s/><text:span text:style-name="T5">✔</text:span>️</text:p>
      <text:p text:style-name="Standard"/>
      <text:p text:style-name="Standard">6. Depois, crie a seção Serializando a Ontologia. Ai entra<text:s/>o código 2 de vocês.<text:s/><text:span text:style-name="T6">✔</text:span>️</text:p>
      <text:p text:style-name="Standard"/>
      <text:p text:style-name="Standard">7. Aí, a seção Criando Grafos, acho que ela vai se inserir dentro de alguma das seções do passo 5 ou 6.</text:p>
      <text:p text:style-name="Standard"/>
      <text:p text:style-name="Standard">8. Vocês usam o nome do código abaixo do código? Como se fosse um caption de figura? Dá pra colocar o caption do código logo acima do código? Como se fosse caption de Tabela?<text:s/><text:span text:style-name="T7">✔</text:span>️</text:p>
      <text:p text:style-name="Standard"/>
      <text:p text:style-name="Standard">9. Eu não consegui… dá pra rodar o código fonte na pagina? Para ver o resultado de cada código fonte?</text:p>
      <text:p text:style-name="Standard"/>
      <text:p text:style-name="Standard">10. Vamos criar uma seção Materiais e Links Relacionados.</text:p>
      <text:p text:style-name="Standard"/>
      <text:p text:style-name="Standard">11. O código 7 também não tem a mesma<text:s/>ideia do código de Serialização? De gravação de arquivos? Como organizar isso…?<text:s/><text:span text:style-name="T8">✔</text:span>️</text:p>
      <text:p text:style-name="Standard"/>
      <text:p text:style-name="Standard">12. Criar uma seção Funções (ainda não sei que nome dar). Dentro dessa seção vamos ter os códigos de função que vocês criaram.<text:s/><text:span text:style-name="T9">✔</text:span>️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z Eduardo</dc:creator>
    <meta:creation-date>2022-06-20T18:50:00Z</meta:creation-date>
    <dc:date>2022-06-21T23:00:00Z</dc:date>
    <meta:template xlink:href="Normal" xlink:type="simple"/>
    <meta:editing-cycles>10</meta:editing-cycles>
    <meta:editing-duration>PT4860S</meta:editing-duration>
    <meta:document-statistic meta:page-count="1" meta:paragraph-count="3" meta:word-count="308" meta:character-count="1974" meta:row-count="13" meta:non-whitespace-character-count="1669"/>
  </office:meta>
</office:document-meta>
</file>